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Node.Child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ildNode.previousSibl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.ChildNode( CoreDocumentImpl owner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hildNode.paren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.getPreviousSibl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ldNode.getNext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.getParen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